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535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8.075cm"/>
    </style:style>
    <style:style style:name="Table2.1" style:family="table-row">
      <style:table-row-properties style:min-row-height="1.3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2" style:family="table-row">
      <style:table-row-properties style:min-row-height="1.434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c9257f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bc7baa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1c696f1" officeooo:paragraph-rsid="01c696f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0ace4" officeooo:paragraph-rsid="01c9257f" style:font-name-asian="Times New Roman" style:font-size-asian="14pt" style:font-weight-asian="bold" style:font-name-complex="Times New Roman" style:font-size-complex="14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7c793d" style:font-size-asian="14pt" style:font-weight-asian="bold" style:font-size-complex="14pt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27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ourier New1" fo:font-size="10pt" fo:language="ru" fo:country="RU" officeooo:rsid="00167e90" officeooo:paragraph-rsid="01c4770f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officeooo:rsid="001ae5a6" officeooo:paragraph-rsid="01c4770f" style:font-name-asian="Times New Roman" style:font-size-asian="14pt" style:font-name-complex="Times New Roman" style:font-size-complex="14pt" style:language-complex="ar" style:country-complex="SA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0" style:family="paragraph" style:parent-style-name="Table">
      <style:text-properties officeooo:paragraph-rsid="01c9257f"/>
    </style:style>
    <style:style style:name="P31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cc424" officeooo:paragraph-rsid="01ccc424" style:font-name-asian="Times New Roman" style:font-size-asian="12pt" style:font-name-complex="Times New Roman1" style:font-size-complex="12pt" style:language-complex="ar" style:country-complex="SA"/>
    </style:style>
    <style:style style:name="P32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33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0b669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df2ddc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e113fe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1dc11c7" officeooo:paragraph-rsid="01dc11c7" style:font-name-asian="Times New Roman" style:font-size-asian="14pt" style:font-name-complex="Times New Roman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1dde776" officeooo:paragraph-rsid="01dde776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1e113fe" officeooo:paragraph-rsid="01e113fe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e350a9" officeooo:paragraph-rsid="01df2dd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Table_20_Contents" style:list-style-name="L1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e97a7" officeooo:paragraph-rsid="01ce97a7" style:font-name-asian="Times New Roman" style:font-size-asian="12pt" style:font-name-complex="Times New Roman1" style:font-size-complex="12pt" style:language-complex="ar" style:country-complex="SA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1c9257f" style:font-name-asian="Times New Roman" style:font-size-asian="12pt" style:font-name-complex="Times New Roman1" style:font-size-complex="12pt" style:language-complex="ar" style:country-complex="SA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1" style:font-size-complex="12pt" style:language-complex="ar" style:country-complex="SA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e3d80e" officeooo:paragraph-rsid="01e3d80e" style:font-name-asian="Times New Roman" style:font-size-asian="12pt" style:font-name-complex="Times New Roman1" style:font-size-complex="12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bold" officeooo:rsid="01d96051" style:font-size-asian="14pt" style:font-weight-asian="bold" style:font-size-complex="14pt"/>
    </style:style>
    <style:style style:name="T9" style:family="text">
      <style:text-properties fo:color="#000000" fo:font-size="14pt" fo:language="en" fo:country="US" fo:font-weight="normal" officeooo:rsid="01df2ddc" style:font-size-asian="14pt" style:font-weight-asian="normal" style:font-size-complex="14pt" style:font-weight-complex="normal"/>
    </style:style>
    <style:style style:name="T10" style:family="text">
      <style:text-properties fo:color="#000000" fo:font-size="14pt" fo:font-weight="normal" officeooo:rsid="01a0b669" style:font-size-asian="14pt" style:font-weight-asian="normal" style:font-size-complex="14pt" style:font-weight-complex="normal"/>
    </style:style>
    <style:style style:name="T11" style:family="text">
      <style:text-properties fo:color="#000000" fo:font-size="14pt" fo:font-weight="normal" officeooo:rsid="01df2ddc" style:font-size-asian="14pt" style:font-weight-asian="normal" style:font-size-complex="14pt" style:font-weight-complex="normal"/>
    </style:style>
    <style:style style:name="T12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officeooo:rsid="00df0c48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officeooo:rsid="01e6aca8" style:font-name-asian="Times New Roman" style:font-size-asian="14pt" style:font-name-complex="Times New Roman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officeooo:rsid="01e6ec09" style:font-name-asian="Times New Roman" style:font-size-asian="14pt" style:font-name-complex="Times New Roman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1de7f5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1df2dd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ru" fo:country="RU" fo:font-weight="normal" officeooo:rsid="01df34b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ru" fo:country="RU" fo:font-weight="normal" officeooo:rsid="01e113f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en" fo:country="US" fo:font-weight="normal" officeooo:rsid="01df2dd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color="#000000" style:font-name="Times New Roman" fo:font-size="14pt" fo:language="en" fo:country="US" fo:font-weight="normal" officeooo:rsid="01df34b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color="#000000" style:font-name="Times New Roman" fo:font-size="14pt" fo:language="en" fo:country="US" fo:font-weight="normal" officeooo:rsid="01e113f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color="#000000" style:font-name="Times New Roman" fo:font-size="14pt" fo:language="en" fo:country="US" officeooo:rsid="01e8287f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en" fo:country="US" officeooo:rsid="00df0c48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style:font-name="Times New Roman" fo:font-size="14pt" fo:language="en" fo:country="US" officeooo:rsid="01e6aca8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fo:color="#000000" style:font-name="Times New Roman" fo:font-size="14pt" fo:language="en" fo:country="US" officeooo:rsid="01ebf1aa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fo:font-variant="normal" fo:text-transform="none" fo:font-size="14pt" style:font-size-asian="14pt" style:font-size-complex="14pt"/>
    </style:style>
    <style:style style:name="T35" style:family="text">
      <style:text-properties fo:font-variant="normal" fo:text-transform="none" fo:color="#000000" style:font-name="Times New Roman" fo:font-size="14pt" fo:letter-spacing="0.009cm" fo:language="ru" fo:country="RU" fo:font-weight="normal" officeooo:rsid="00a49e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font-variant="normal" fo:text-transform="none" fo:color="#000000" style:font-name="Times New Roman" fo:font-size="14pt" fo:letter-spacing="0.009cm" fo:language="ru" fo:country="RU" fo:font-weight="normal" officeooo:rsid="0199931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font-variant="normal" fo:text-transform="none" fo:color="#000000" style:font-name="Times New Roman" fo:font-size="14pt" fo:letter-spacing="0.009cm" fo:language="ru" fo:country="RU" fo:font-weight="normal" officeooo:rsid="01d4b35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font-variant="normal" fo:text-transform="none" fo:color="#000000" style:font-name="Times New Roman" fo:font-size="14pt" fo:letter-spacing="0.009cm" fo:language="ru" fo:country="RU" fo:font-weight="normal" officeooo:rsid="01be3b8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font-variant="normal" fo:text-transform="none" fo:color="#000000" style:font-name="Times New Roman" fo:font-size="14pt" fo:letter-spacing="0.009cm" fo:language="ru" fo:country="RU" fo:font-weight="normal" officeooo:rsid="01bf8b7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fo:font-variant="normal" fo:text-transform="none" fo:color="#000000" style:font-name="Times New Roman" fo:font-size="14pt" fo:letter-spacing="0.009cm" fo:language="ru" fo:country="RU" fo:font-weight="normal" officeooo:rsid="01d59ea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fo:font-variant="normal" fo:text-transform="none" fo:color="#000000" style:font-name="Times New Roman" fo:font-size="14pt" fo:letter-spacing="0.009cm" fo:language="ru" fo:country="RU" fo:font-weight="normal" officeooo:rsid="01e566c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0.009cm" fo:language="en" fo:country="US" fo:font-weight="normal" officeooo:rsid="0199931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0.009cm" fo:language="en" fo:country="US" fo:font-weight="normal" officeooo:rsid="01e52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0.009cm" fo:language="en" fo:country="US" fo:font-weight="normal" officeooo:rsid="01e566c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1cd495d"/>
    </style:style>
    <style:style style:name="T47" style:family="text">
      <style:text-properties fo:language="en" fo:country="US" officeooo:rsid="01f81ee8"/>
    </style:style>
    <style:style style:name="T48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49" style:family="text">
      <style:text-properties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50" style:family="text">
      <style:text-properties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51" style:family="text">
      <style:text-properties style:font-name="Times New Roman" fo:font-size="14pt" fo:language="ru" fo:country="RU" officeooo:rsid="00df0c48" style:font-name-asian="Times New Roman" style:font-size-asian="14pt" style:font-name-complex="Times New Roman" style:font-size-complex="14pt" style:language-complex="ar" style:country-complex="SA"/>
    </style:style>
    <style:style style:name="T52" style:family="text">
      <style:text-properties style:font-name="Times New Roman" fo:font-size="14pt" fo:language="ru" fo:country="RU" officeooo:rsid="01c87aa0" style:font-name-asian="Times New Roman" style:font-size-asian="14pt" style:font-name-complex="Times New Roman" style:font-size-complex="14pt" style:language-complex="ar" style:country-complex="SA"/>
    </style:style>
    <style:style style:name="T53" style:family="text">
      <style:text-properties style:font-name="Times New Roman" fo:font-size="14pt" fo:language="ru" fo:country="RU" officeooo:rsid="01e6aca8" style:font-name-asian="Times New Roman" style:font-size-asian="14pt" style:font-name-complex="Times New Roman" style:font-size-complex="14pt" style:language-complex="ar" style:country-complex="SA"/>
    </style:style>
    <style:style style:name="T54" style:family="text">
      <style:text-properties style:font-name="Times New Roman" fo:font-size="14pt" style:font-size-asian="14pt" style:font-size-complex="14pt"/>
    </style:style>
    <style:style style:name="T55" style:family="text">
      <style:text-properties style:font-name="Times New Roman" fo:font-size="14pt" officeooo:rsid="00169187" style:font-size-asian="14pt" style:font-size-complex="14pt"/>
    </style:style>
    <style:style style:name="T56" style:family="text">
      <style:text-properties style:font-name="Times New Roman" fo:font-size="14pt" officeooo:rsid="00dcabe6" style:font-size-asian="14pt" style:font-size-complex="14pt"/>
    </style:style>
    <style:style style:name="T57" style:family="text">
      <style:text-properties style:font-name="Times New Roman" fo:font-size="14pt" officeooo:rsid="001ae5a6" style:font-size-asian="14pt" style:font-size-complex="14pt"/>
    </style:style>
    <style:style style:name="T58" style:family="text">
      <style:text-properties style:font-name="Times New Roman" fo:font-size="14pt" officeooo:rsid="01c6be30" style:font-size-asian="14pt" style:font-size-complex="14pt"/>
    </style:style>
    <style:style style:name="T59" style:family="text">
      <style:text-properties style:font-name="Times New Roman" fo:font-size="10pt" fo:font-weight="normal" officeooo:rsid="001ae5a6" style:font-size-asian="10pt" style:font-weight-asian="normal" style:font-size-complex="10pt" style:font-weight-complex="normal"/>
    </style:style>
    <style:style style:name="T60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1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2" style:family="text">
      <style:text-properties style:use-window-font-color="true" style:font-name="Times New Roman" fo:font-size="14pt" fo:language="ru" fo:country="RU" fo:font-weight="bold" officeooo:rsid="01cc3be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3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64" style:family="text">
      <style:text-properties officeooo:rsid="00167e90"/>
    </style:style>
    <style:style style:name="T65" style:family="text">
      <style:text-properties officeooo:rsid="01cc28e9"/>
    </style:style>
    <style:style style:name="T66" style:family="text">
      <style:text-properties officeooo:rsid="01dd5558"/>
    </style:style>
    <style:style style:name="T67" style:family="text">
      <style:text-properties officeooo:rsid="01dde776"/>
    </style:style>
    <style:style style:name="T68" style:family="text">
      <style:text-properties officeooo:rsid="01e6ec09"/>
    </style:style>
    <style:style style:name="T69" style:family="text">
      <style:text-properties officeooo:rsid="01ebf1aa"/>
    </style:style>
    <style:style style:name="T70" style:family="text">
      <style:text-properties fo:font-weight="bold" style:font-weight-asian="bold" style:font-weight-complex="bol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5">Кафедра </text:span><text:span text:style-name="T12">МО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24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8">4</text:span></text:p>
      <text:p text:style-name="P3"><text:span text:style-name="T5">по дисциплине </text:span><text:span text:style-name="T7">«</text:span><text:span text:style-name="T12">Организация ЭВМ и систем</text:span><text:span text:style-name="T7">»</text:span></text:p>
      <text:p text:style-name="P3"><text:span text:style-name="Название_20_книги"><text:span text:style-name="T34">Тема: Представление и обработка символьной информации с использованием строковых команд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3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0"><text:span text:style-name="T48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0"><text:span text:style-name="T48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1">2020</text:p>
      <text:p text:style-name="P13">Цель работы.</text:p>
      <text:p text:style-name="P39">Изучить работу со строками на языке программирования Ассемблер. Написать программу на языке высокого уровня с включениями Ассемблера <text:span text:style-name="T66">по принципу встраиван</text:span><text:span text:style-name="T67">и</text:span><text:span text:style-name="T66">я</text:span>.</text:p>
      <text:p text:style-name="P17"/>
      <text:p text:style-name="P15"><text:span text:style-name="T60">Текст задания</text:span><text:span text:style-name="T5">.</text:span></text:p>
      <text:p text:style-name="P40">Разработать программу обработки символьной информации, реализующую функции:</text:p>
      <text:p text:style-name="P40">- инициализация (вывод титульной таблички с указанием вида преобразования и автора программы) - на ЯВУ;</text:p>
      <text:p text:style-name="P40"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/text:p>
      <text:p text:style-name="P40">- выполнение заданного в таблице 5 преобразования исходной строки с записью результата в выходную строку - на Ассемблере;</text:p>
      <text:p text:style-name="P40">- вывода результирующей строки символов на экран и ее запись в файл - на ЯВУ.</text:p>
      <text:p text:style-name="P40">Ассемблерную часть программы включить в программу нa ЯВУ по принципу встраивания (in-line).</text:p>
      <text:p text:style-name="P41"><text:span text:style-name="T70">Вид преобразования</text:span>: Формирование выходной строки только из цифр и латинских букв входной строки.</text:p>
      <text:p text:style-name="P41"/>
      <text:p text:style-name="P35"><text:span text:style-name="T61">Ход работы</text:span><text:span text:style-name="T7">.</text:span></text:p>
      <text:p text:style-name="P36"><text:span text:style-name="T10">В ходе работы была разработана программа </text:span><text:span text:style-name="T11">на языке С++ и </text:span><text:span text:style-name="T9">Assembler</text:span><text:span text:style-name="T10">, которая </text:span><text:span text:style-name="T22">меняет заданную строчку в соответствие с заданием</text:span><text:span text:style-name="T10">.</text:span></text:p>
      <text:p text:style-name="P37"><text:span text:style-name="T23">В функции </text:span><text:span text:style-name="T27">main() </text:span><text:span text:style-name="T24">происходит и</text:span><text:span text:style-name="T23">нициализация </text:span><text:span text:style-name="T24">и считывание входных данных в массив символов </text:span><text:span text:style-name="T28">str1 </text:span><text:span text:style-name="T24">с помощью функции </text:span><text:span text:style-name="T28">fgets()</text:span><text:span text:style-name="T24">. Для формирования выходной строки используется функция strFunc</text:span><text:span text:style-name="T28">().</text:span></text:p>
      <text:p text:style-name="P38"><text:span text:style-name="T24">В </text:span><text:span text:style-name="T25">функции </text:span><text:span text:style-name="T29">strFunc() </text:span><text:span text:style-name="T25">выделяется память под выходную строку, затем используется код, написанный на Ассемблере. В нем программа проходится по </text:span><text:soft-page-break/><text:span text:style-name="T25">строке, записывая в выходную строку только те символы входной строки, которые являются цифрами или латинскими буквами. Когда программа доходит до нулевого символа, она прекращает цикл и возвращает полученную строку.</text:span></text:p>
      <text:p text:style-name="P43"><text:span text:style-name="T19">Затем в функции </text:span><text:span text:style-name="T26">main() </text:span><text:span text:style-name="T19">происходит вывод полученной строки и ее запись в файл.</text:span></text:p>
      <text:p text:style-name="P44"><text:span text:style-name="T21"/></text:p>
      <text:p text:style-name="P4"><text:span text:style-name="T20"><text:tab/></text:span><text:span text:style-name="T62">Примеры работы программы</text:span><text:span text:style-name="T7">.</text:span></text:p>
      <text:p text:style-name="P30">Таблица<text:span text:style-name="T45"> </text:span><text:span text:style-name="T47">1</text:span><text:span text:style-name="T45"> </text:span>— Примеры работы программы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№</text:p>
          </table:table-cell>
          <table:table-cell table:style-name="Table2.A1" office:value-type="string">
            <text:p text:style-name="P51">Входная строка</text:p>
          </table:table-cell>
          <table:table-cell table:style-name="Table2.C1" office:value-type="string">
            <text:p text:style-name="P51">Выходная строка</text:p>
          </table:table-cell>
        </table:table-row>
        <table:table-row table:style-name="Table2.2">
          <table:table-cell table:style-name="Table2.A2" office:value-type="string">
            <text:p text:style-name="P32">1</text:p>
          </table:table-cell>
          <table:table-cell table:style-name="Table2.B2" office:value-type="string">
            <text:p text:style-name="P49"><text:span text:style-name="T46">Testing[2] 2+2=4</text:span></text:p>
          </table:table-cell>
          <table:table-cell table:style-name="Table2.C2" office:value-type="string">
            <text:p text:style-name="P46">Testing2224</text:p>
          </table:table-cell>
        </table:table-row>
        <table:table-row table:style-name="Table2.2">
          <table:table-cell table:style-name="Table2.A2" office:value-type="string">
            <text:p text:style-name="P32">2</text:p>
          </table:table-cell>
          <table:table-cell table:style-name="Table2.B3" office:value-type="string">
            <text:p text:style-name="P47">Тест на русском</text:p>
          </table:table-cell>
          <table:table-cell table:style-name="Table2.C3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list xml:id="list4267917344" text:style-name="L1">
              <text:list-item>
                <text:list>
                  <text:list-item>
                    <text:list>
                      <text:list-header>
                        <text:p text:style-name="P45">3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4" office:value-type="string">
            <text:p text:style-name="P46">test09 TEST01</text:p>
          </table:table-cell>
          <table:table-cell table:style-name="Table2.C4" office:value-type="string">
            <text:p text:style-name="P48">test09TEST01</text:p>
          </table:table-cell>
        </table:table-row>
      </table:table>
      <text:p text:style-name="P22"/>
      <text:p text:style-name="P12"/>
      <text:p text:style-name="P23">Выводы.</text:p>
      <text:p text:style-name="P16"><text:span text:style-name="Название_20_книги"><text:span text:style-name="T41">Была и</text:span></text:span><text:span text:style-name="Название_20_книги"><text:span text:style-name="T36">зуч</text:span></text:span><text:span text:style-name="Название_20_книги"><text:span text:style-name="T41">ена</text:span></text:span><text:span text:style-name="Название_20_книги"><text:span text:style-name="T36"> работ</text:span></text:span><text:span text:style-name="Название_20_книги"><text:span text:style-name="T41">а</text:span></text:span><text:span text:style-name="Название_20_книги"><text:span text:style-name="T36"> со строками на языке программирования Ассемблер,</text:span></text:span><text:span text:style-name="Название_20_книги"><text:span text:style-name="T41"> была н</text:span></text:span><text:span text:style-name="Название_20_книги"><text:span text:style-name="T36">аписа</text:span></text:span><text:span text:style-name="Название_20_книги"><text:span text:style-name="T41">на</text:span></text:span><text:span text:style-name="Название_20_книги"><text:span text:style-name="T36"> программ</text:span></text:span><text:span text:style-name="Название_20_книги"><text:span text:style-name="T41">а</text:span></text:span><text:span text:style-name="Название_20_книги"><text:span text:style-name="T36"> на языке высокого уровня с включениями Ассемблера по принципу встраивания.</text:span></text:span></text:p>
      <text:p text:style-name="P26"><text:span text:style-name="Название_20_книги"><text:span text:style-name="T2"/></text:span></text:p>
      <text:p text:style-name="P29"><text:span text:style-name="Название_20_книги"><text:span text:style-name="T64">ПРИЛОЖЕНИЕ А</text:span></text:span></text:p>
      <text:p text:style-name="P25"><text:span text:style-name="Название_20_книги"><text:span text:style-name="T63">ИСХОДНЫЙ КОД ПРОГРАММЫ</text:span></text:span></text:p>
      <text:p text:style-name="P25"><text:span text:style-name="Название_20_книги"><text:span text:style-name="T63"/></text:span></text:p>
      <text:p text:style-name="P33"><text:span text:style-name="T14">Название файла:</text:span><text:span text:style-name="T15"> </text:span><text:span text:style-name="T33">source</text:span><text:span text:style-name="T15">.</text:span><text:span text:style-name="T30">cpp</text:span></text:p>
      <text:p text:style-name="P18"/>
      <text:p text:style-name="P19">//compile with -masm=intel -m64</text:p>
      <text:p text:style-name="P19"/>
      <text:p text:style-name="P19">#include &lt;iostream&gt;</text:p>
      <text:p text:style-name="P19">#include &lt;fstream&gt;</text:p>
      <text:p text:style-name="P19"/>
      <text:p text:style-name="P19">#define STR_SIZE 81</text:p>
      <text:p text:style-name="P19"/>
      <text:p text:style-name="P19">using namespace std;</text:p>
      <text:p text:style-name="P19"/>
      <text:p text:style-name="P19">char* strFunc(char* inp)</text:p>
      <text:p text:style-name="P19">{</text:p>
      <text:p text:style-name="P19"><text:s text:c="4"/>int N = STR_SIZE + 1;</text:p>
      <text:p text:style-name="P19"><text:s text:c="4"/>char* out = new char[STR_SIZE + 1];</text:p>
      <text:p text:style-name="P19"><text:s text:c="4"/>asm(</text:p>
      <text:p text:style-name="P19"><text:s text:c="8"/>"mov r8, %0\n" //записываем в регистр адрес начала выходной строки</text:p>
      <text:p text:style-name="P19"><text:s text:c="8"/>"mov rdi, %1\n" //записываем в регистр адрес начала входной строки</text:p>
      <text:p text:style-name="P19"/>
      <text:p text:style-name="P19"><text:s text:c="8"/>"for_char:\n"</text:p>
      <text:p text:style-name="P19"><text:s text:c="8"/>"mov al, [rdi]\n" //берем текущий символ</text:p>
      <text:p text:style-name="P19"><text:s text:c="8"/>"inc rdi\n" //сдвигаемся к следующему символу</text:p>
      <text:p text:style-name="P19"><text:s text:c="8"/>"cmp al, 0\n" //</text:p>
      <text:p text:style-name="P19"><text:s text:c="8"/>"je break\n" <text:s/>//если это конец строки, то заканчиваем</text:p>
      <text:p text:style-name="P19"/>
      <text:p text:style-name="P19"><text:s text:c="8"/>"cmp al, 0x30\n"</text:p>
      <text:p text:style-name="P19"><text:s text:c="8"/>"jl for_char\n"</text:p>
      <text:p text:style-name="P19"><text:s text:c="8"/>"cmp al, 0x7A\n"</text:p>
      <text:p text:style-name="P19"><text:s text:c="8"/>"jg for_char\n"</text:p>
      <text:p text:style-name="P19"><text:s text:c="8"/>"cmp al, 0x39\n"</text:p>
      <text:p text:style-name="P19"><text:s text:c="8"/>"jle writeChar\n"</text:p>
      <text:p text:style-name="P19"><text:s text:c="8"/>"cmp al, 0x41\n"</text:p>
      <text:p text:style-name="P19"><text:s text:c="8"/>"jl for_char\n"</text:p>
      <text:p text:style-name="P19"><text:s text:c="8"/>"cmp al, 0x5A\n"</text:p>
      <text:p text:style-name="P19"><text:s text:c="8"/>"jle writeChar\n"</text:p>
      <text:p text:style-name="P19"><text:s text:c="8"/>"cmp al, 0x61\n"</text:p>
      <text:p text:style-name="P19"><text:s text:c="8"/>"jl for_char\n"</text:p>
      <text:p text:style-name="P19"><text:soft-page-break/></text:p>
      <text:p text:style-name="P19"><text:s text:c="8"/>"writeChar:\n"</text:p>
      <text:p text:style-name="P19"><text:s text:c="8"/>"mov [r8], al\n" //записываем в выходную строку символ</text:p>
      <text:p text:style-name="P19"><text:s text:c="8"/>"inc r8\n"</text:p>
      <text:p text:style-name="P19"><text:s text:c="8"/>"jmp for_char\n"</text:p>
      <text:p text:style-name="P19"><text:s text:c="8"/>"break:\n"</text:p>
      <text:p text:style-name="P19"/>
      <text:p text:style-name="P19"><text:s text:c="8"/>:"=m"(out)</text:p>
      <text:p text:style-name="P19"><text:s text:c="8"/>:"m"(inp)</text:p>
      <text:p text:style-name="P19"><text:tab/>);</text:p>
      <text:p text:style-name="P19"/>
      <text:p text:style-name="P19"><text:s text:c="4"/>return out;</text:p>
      <text:p text:style-name="P19">}</text:p>
      <text:p text:style-name="P19"/>
      <text:p text:style-name="P19">int main(){</text:p>
      <text:p text:style-name="P19"><text:s text:c="4"/>std::cout &lt;&lt; "_____________________________________________________________________________\n";</text:p>
      <text:p text:style-name="P19"><text:s text:c="4"/>std::cout &lt;&lt; "| <text:s text:c="74"/>|\n";</text:p>
      <text:p text:style-name="P19"><text:s text:c="4"/>std::cout &lt;&lt; "|Автор: Гладких Андрей, вариант 2 <text:s text:c="42"/>|\n";</text:p>
      <text:p text:style-name="P19"><text:s text:c="4"/>std::cout &lt;&lt; "|Формирование выходной строки только из цифр и латинских букв входной строки|\n";</text:p>
      <text:p text:style-name="P19"><text:s text:c="4"/>std::cout &lt;&lt; "|___________________________________________________________________________|\n";</text:p>
      <text:p text:style-name="P19"/>
      <text:p text:style-name="P19"><text:s text:c="4"/>int n = STR_SIZE;</text:p>
      <text:p text:style-name="P19"><text:s text:c="4"/>char str[n];</text:p>
      <text:p text:style-name="P19"><text:s text:c="4"/>fgets(str, n, stdin);</text:p>
      <text:p text:style-name="P19"/>
      <text:p text:style-name="P19"/>
      <text:p text:style-name="P19"><text:s text:c="4"/>char* str2 = strFunc(str);</text:p>
      <text:p text:style-name="P19"/>
      <text:p text:style-name="P19"/>
      <text:p text:style-name="P19"/>
      <text:p text:style-name="P19"><text:s text:c="4"/>ofstream file("out.txt");</text:p>
      <text:p text:style-name="P19"><text:s text:c="4"/>file &lt;&lt; str2 &lt;&lt; '\n';</text:p>
      <text:p text:style-name="P19"><text:s text:c="4"/>std::cout &lt;&lt; str2 &lt;&lt; '\n';</text:p>
      <text:p text:style-name="P19"><text:s text:c="4"/>delete str2;</text:p>
      <text:p text:style-name="P19"><text:s text:c="4"/>return 0;</text:p>
      <text:p text:style-name="P19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5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0-11-04T22:00:30.973000000</dc:date>
    <meta:editing-cycles>401</meta:editing-cycles>
    <meta:editing-duration>PT6H21M7S</meta:editing-duration>
    <meta:generator>LibreOffice/6.4.0.3$Windows_x86 LibreOffice_project/b0a288ab3d2d4774cb44b62f04d5d28733ac6df8</meta:generator>
    <meta:document-statistic meta:table-count="2" meta:image-count="0" meta:object-count="0" meta:page-count="5" meta:paragraph-count="105" meta:word-count="528" meta:character-count="4191" meta:non-whitespace-character-count="3362"/>
  </office:meta>
</office:document-meta>
</file>